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rsid="00164ac4" officeooo:paragraph-rsid="003657ea"/>
    </style:style>
    <style:style style:name="P6" style:family="paragraph" style:parent-style-name="Standard">
      <style:text-properties style:font-name="Chandas" officeooo:paragraph-rsid="00164ac4"/>
    </style:style>
    <style:style style:name="P7" style:family="paragraph" style:parent-style-name="Standard">
      <style:text-properties style:font-name="Chandas" officeooo:rsid="00173b69" officeooo:paragraph-rsid="00173b69"/>
    </style:style>
    <style:style style:name="P8" style:family="paragraph" style:parent-style-name="Standard">
      <style:text-properties style:font-name="Chandas" officeooo:rsid="00173b69" officeooo:paragraph-rsid="001be675"/>
    </style:style>
    <style:style style:name="P9" style:family="paragraph" style:parent-style-name="Standard">
      <style:text-properties style:font-name="Chandas" officeooo:rsid="001be675" officeooo:paragraph-rsid="001be675"/>
    </style:style>
    <style:style style:name="P10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2" style:family="paragraph" style:parent-style-name="Standard">
      <style:text-properties style:font-name="Chandas" officeooo:rsid="00255e32" officeooo:paragraph-rsid="0032fb1c"/>
    </style:style>
    <style:style style:name="P13" style:family="paragraph" style:parent-style-name="Standard">
      <style:text-properties style:font-name="Chandas" officeooo:rsid="003647e9"/>
    </style:style>
    <style:style style:name="P14" style:family="paragraph" style:parent-style-name="Standard">
      <style:text-properties style:font-name="Chandas" officeooo:paragraph-rsid="0032fb1c"/>
    </style:style>
    <style:style style:name="P15" style:family="paragraph" style:parent-style-name="Standard">
      <style:text-properties officeooo:paragraph-rsid="00164ac4"/>
    </style:style>
    <style:style style:name="P16" style:family="paragraph" style:parent-style-name="Standard">
      <style:text-properties style:text-line-through-style="none" style:text-line-through-type="none" style:font-name="Chandas" officeooo:rsid="003647e9" officeooo:paragraph-rsid="003647e9"/>
    </style:style>
    <style:style style:name="P17" style:family="paragraph" style:parent-style-name="Standard">
      <style:text-properties officeooo:paragraph-rsid="003657ea"/>
    </style:style>
    <style:style style:name="P18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handas" officeooo:rsid="003647e9" officeooo:paragraph-rsid="0039826f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9826f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  <style:style style:name="T11" style:family="text">
      <style:text-properties officeooo:rsid="001d912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02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">ros2 run auto_dock_sim_py_pkg st_scan</text:p>
      <text:p text:style-name="P1">ros2 run auto_dock_sim_py_pkg st_<text:span text:style-name="T13">move</text:span></text:p>
      <text:p text:style-name="P13"/>
      <text:p text:style-name="P20">export MY_ROBOT=mp_<text:span text:style-name="T11">4</text:span>00</text:p>
      <text:p text:style-name="P20"><text:span text:style-name="Source_20_Text"><text:span text:style-name="T12">export MAP_NAME=neo_workshop</text:span></text:span></text:p>
      <text:p text:style-name="P19">ros2 launch neo_simulation2 navigation.launch.py</text:p>
      <text:p text:style-name="P16">-----------------------------------------------------------------------------------------------------------------</text:p>
      <text:p text:style-name="P11">colcon build --symlink-install </text:p>
      <text:p text:style-name="P12">. install/setup.bash</text:p>
      <text:p text:style-name="P14"/>
      <text:p text:style-name="P7">________________________________________________________________________________</text:p>
      <text:p text:style-name="P2">edit position robot spawn </text:p>
      <text:p text:style-name="P6"><text:span text:style-name="T1">edit @ </text:span>~/neobotix_workspace/src/neo_simulation2/robots/mp_400</text:p>
      <text:p text:style-name="P2">file mp_400.urdf</text:p>
      <text:p text:style-name="P6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5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________________________________________________________________________________</text:p>
      <text:p text:style-name="P18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9">line 74</text:p>
      <text:p text:style-name="P10">*** before edit → </text:p>
      <text:p text:style-name="P9">return LaunchDescription([spawn_entity, start_robot_state_publisher_cmd, teleop, gazebo , rviz])</text:p>
      <text:p text:style-name="P9">*** after edit → </text:p>
      <text:p text:style-name="P9">return LaunchDescription([spawn_entity, start_robot_state_publisher_cmd, gazebo])</text:p>
      <text:p text:style-name="P17"><text:span text:style-name="T2">………………………………… </text:span><text:span text:style-name="T3">command in terminal </text:span><text:span text:style-name="T2">……………………………………</text:span></text:p>
      <text:p text:style-name="P5">cd ~/neobotix_workspace/src/neo_simulation2/launch</text:p>
      <text:p text:style-name="P5">code simulation.launch.py</text:p>
      <text:p text:style-name="P8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3-16T22:00:20.689943627</dc:date>
    <meta:editing-duration>PT6H31M1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04" meta:character-count="1477" meta:non-whitespace-character-count="1403"/>
  </office:meta>
</office:document-meta>
</file>